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2000000443EC1B2C788DB5C48.png" manifest:media-type="image/png"/>
  <manifest:file-entry manifest:full-path="Pictures/10000000000003D60000008955714BB21405B821.png" manifest:media-type="image/png"/>
  <manifest:file-entry manifest:full-path="Pictures/10000000000001AA000000710A387EC0C0C2802E.png" manifest:media-type="image/png"/>
  <manifest:file-entry manifest:full-path="Pictures/100000000000035B000002E19CFDC88BD6941931.png" manifest:media-type="image/png"/>
  <manifest:file-entry manifest:full-path="Pictures/10000000000001A900000244823532F85FCA7F60.png" manifest:media-type="image/png"/>
  <manifest:file-entry manifest:full-path="Pictures/10000000000001B100000277560E91C04A102B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736cm" svg:height="6.903cm" svg:x="0.635cm" svg:y="5.715cm">
          <draw:image xlink:href="Pictures/10000000000001B100000277560E91C04A102BB1.png" xlink:type="simple" xlink:show="embed" xlink:actuate="onLoad" draw:mime-type="image/png">
            <text:p/>
          </draw:image>
        </draw:frame>
        <draw:frame draw:style-name="gr1" draw:text-style-name="P1" draw:layer="layout" svg:width="5.715cm" svg:height="6.701cm" svg:x="15.875cm" svg:y="5.715cm">
          <draw:image xlink:href="Pictures/10000000000001A900000244823532F85FCA7F60.png" xlink:type="simple" xlink:show="embed" xlink:actuate="onLoad" draw:mime-type="image/png">
            <text:p/>
          </draw:image>
        </draw:frame>
        <draw:frame draw:style-name="gr1" draw:text-style-name="P1" draw:layer="layout" svg:width="8.996cm" svg:height="6.903cm" svg:x="6.244cm" svg:y="5.715cm">
          <draw:image xlink:href="Pictures/100000000000035B000002E19CFDC88BD6941931.png" xlink:type="simple" xlink:show="embed" xlink:actuate="onLoad" draw:mime-type="image/png">
            <text:p/>
          </draw:image>
        </draw:frame>
        <draw:frame draw:style-name="gr1" draw:text-style-name="P1" draw:layer="layout" svg:width="5.715cm" svg:height="1.184cm" svg:x="15.875cm" svg:y="4.445cm">
          <draw:image xlink:href="Pictures/10000000000001AA000000710A387EC0C0C2802E.png" xlink:type="simple" xlink:show="embed" xlink:actuate="onLoad" draw:mime-type="image/png">
            <text:p/>
          </draw:image>
        </draw:frame>
        <draw:frame draw:style-name="gr1" draw:text-style-name="P1" draw:layer="layout" svg:width="8.961cm" svg:height="1.25cm" svg:x="6.25cm" svg:y="4.445cm">
          <draw:image xlink:href="Pictures/10000000000003D60000008955714BB21405B821.png" xlink:type="simple" xlink:show="embed" xlink:actuate="onLoad" draw:mime-type="image/png">
            <text:p/>
          </draw:image>
        </draw:frame>
        <draw:frame draw:style-name="gr1" draw:text-style-name="P1" draw:layer="layout" svg:width="5.08cm" svg:height="1.163cm" svg:x="0.635cm" svg:y="4.445cm">
          <draw:image xlink:href="Pictures/10000001000001A2000000443EC1B2C788DB5C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02T10:34:22.154183754</meta:creation-date>
    <dc:date>2026-03-02T15:25:29.167014415</dc:date>
    <meta:editing-duration>PT4H36M20S</meta:editing-duration>
    <meta:editing-cycles>1</meta:editing-cycles>
    <meta:document-statistic meta:object-count="29"/>
    <meta:generator>LibreOffice/7.3.7.2$Linux_X86_64 LibreOffice_project/30$Build-2</meta:generator>
  </office:meta>
</office:document-meta>
</file>